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Gradient_20_1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graphic-properties draw:fill-hatch-solid="true"/>
      <style:drawing-page-properties presentation:background-visible="true" presentation:background-objects-visible="true" draw:fill="hatch" draw:fill-color="#dd4814" draw:fill-hatch-name="Black_20_45_20_Degrees_20_Wide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13.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pr2" style:family="presentation" style:parent-style-name="기본값-title">
      <style:graphic-properties draw:auto-grow-height="true" fo:min-height="3.506cm"/>
    </style:style>
    <style:style style:name="pr3" style:family="presentation" style:parent-style-name="기본값-outline1">
      <style:graphic-properties fo:min-height="11.929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title">
      <style:graphic-properties fo:min-height="3.506cm"/>
    </style:style>
    <style:style style:name="P1" style:family="paragraph">
      <style:text-properties fo:color="#666666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color="#666666" fo:font-family="나눔고딕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cccccc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color="#999999" fo:font-size="48pt" fo:font-weight="bold" style:font-size-asian="48pt" style:font-weight-asian="bold" style:font-size-complex="48pt" style:font-weight-complex="bold"/>
    </style:style>
    <style:style style:name="P6" style:family="paragraph">
      <style:text-properties fo:color="#999999"/>
    </style:style>
    <style:style style:name="P7" style:family="paragraph">
      <style:text-properties fo:color="#666666"/>
    </style:style>
    <style:style style:name="P8" style:family="paragraph">
      <style:text-properties fo:color="#cccccc"/>
    </style:style>
    <style:style style:name="P9" style:family="paragraph">
      <style:text-properties fo:color="#ffffff"/>
    </style:style>
    <style:style style:name="P10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text-properties fo:color="#000000"/>
    </style:style>
    <style:style style:name="P15" style:family="paragraph">
      <style:text-properties fo:font-size="20pt" style:font-size-asian="20pt"/>
    </style:style>
    <style:style style:name="P16" style:family="paragraph">
      <style:text-properties fo:color="#00ffff" fo:font-size="48pt" fo:text-shadow="1pt 1pt" fo:font-weight="bold" style:font-size-asian="48pt" style:font-weight-asian="bold" style:font-size-complex="48pt" style:font-weight-complex="bold"/>
    </style:style>
    <style:style style:name="P17" style:family="paragraph">
      <style:text-properties style:font-size-asian="18pt"/>
    </style:style>
    <style:style style:name="T1" style:family="text">
      <style:text-properties fo:color="#666666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cccccc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999999"/>
    </style:style>
    <style:style style:name="T6" style:family="text">
      <style:text-properties fo:color="#666666"/>
    </style:style>
    <style:style style:name="T7" style:family="text">
      <style:text-properties fo:color="#cccccc"/>
    </style:style>
    <style:style style:name="T8" style:family="text">
      <style:text-properties fo:color="#ffffff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00ffff" fo:font-size="48pt" fo:text-shadow="1pt 1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office:forms form:automatic-focus="false" form:apply-design-mode="false"/>
        <draw:g>
          <draw:frame draw:style-name="gr1" draw:text-style-name="P2" draw:layer="layout" svg:width="2cm" svg:height="2.362cm" svg:x="2.4cm" svg:y="10.638cm">
            <draw:text-box>
              <text:p text:style-name="P1"><text:span text:style-name="T1">W</text:span></text:p>
            </draw:text-box>
          </draw:frame>
          <draw:g>
            <draw:frame draw:style-name="gr2" draw:text-style-name="P3" draw:layer="layout" svg:width="2.032cm" svg:height="2.143cm" svg:x="2.8cm" svg:y="1.4cm">
              <draw:text-box>
                <text:p text:style-name="P3"><text:span text:style-name="T2">S</text:span></text:p>
              </draw:text-box>
            </draw:frame>
            <draw:frame draw:style-name="gr3" draw:text-style-name="P4" draw:layer="layout" svg:width="1.725cm" svg:height="2.143cm" svg:x="2.675cm" svg:y="3.457cm">
              <draw:text-box>
                <text:p text:style-name="P4"><text:span text:style-name="T3">A</text:span></text:p>
              </draw:text-box>
            </draw:frame>
            <draw:frame draw:style-name="gr4" draw:text-style-name="P5" draw:layer="layout" svg:width="1.819cm" svg:height="2.143cm" svg:x="2.581cm" svg:y="5.457cm">
              <draw:text-box>
                <text:p text:style-name="P5"><text:span text:style-name="T4">O</text:span></text:p>
              </draw:text-box>
            </draw:frame>
            <draw:frame draw:style-name="gr3" draw:text-style-name="P5" draw:layer="layout" svg:width="1.725cm" svg:height="2.143cm" svg:x="2.675cm" svg:y="8.495cm">
              <draw:text-box>
                <text:p text:style-name="P5"><text:span text:style-name="T4">A</text:span></text:p>
              </draw:text-box>
            </draw:frame>
            <draw:frame draw:style-name="gr5" draw:text-style-name="P6" draw:layer="layout" svg:width="1.628cm" svg:height="0.962cm" svg:x="4.172cm" svg:y="9.4cm">
              <draw:text-box>
                <text:p text:style-name="P6"><text:span text:style-name="T5">ccle</text:span></text:p>
              </draw:text-box>
            </draw:frame>
            <draw:frame draw:style-name="gr6" draw:text-style-name="P7" draw:layer="layout" svg:width="1.556cm" svg:height="0.962cm" svg:x="4.244cm" svg:y="11.438cm">
              <draw:text-box>
                <text:p text:style-name="P7"><text:span text:style-name="T6">orld</text:span></text:p>
              </draw:text-box>
            </draw:frame>
            <draw:frame draw:style-name="gr7" draw:text-style-name="P6" draw:layer="layout" svg:width="1.836cm" svg:height="0.962cm" svg:x="3.964cm" svg:y="6.2cm">
              <draw:text-box>
                <text:p text:style-name="P6"><text:span text:style-name="T5">nline</text:span></text:p>
              </draw:text-box>
            </draw:frame>
            <draw:frame draw:style-name="gr8" draw:text-style-name="P8" draw:layer="layout" svg:width="0.891cm" svg:height="0.962cm" svg:x="4cm" svg:y="4.238cm">
              <draw:text-box>
                <text:p text:style-name="P8"><text:span text:style-name="T7">rt</text:span></text:p>
              </draw:text-box>
            </draw:frame>
            <draw:frame draw:style-name="gr9" draw:text-style-name="P9" draw:layer="layout" svg:width="1.874cm" svg:height="0.962cm" svg:x="4.2cm" svg:y="2.2cm">
              <draw:text-box>
                <text:p text:style-name="P9"><text:span text:style-name="T8">word</text:span></text:p>
              </draw:text-box>
            </draw:frame>
          </draw:g>
        </draw:g>
        <draw:frame draw:style-name="gr10" draw:text-style-name="P10" draw:layer="layout" svg:width="25.2cm" svg:height="6.098cm" svg:x="1.6cm" svg:y="14.2cm">
          <draw:text-box>
            <text:p text:style-name="P10">소드 아트 온라인 공식 팬카페</text:p>
            <text:p text:style-name="P10"/>
            <text:p text:style-name="P10"><text:span text:style-name="T9">신입 증가</text:span><text:span text:style-name="T9">/</text:span><text:span text:style-name="T9">누적 그래프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기본값" presentation:presentation-page-layout-name="AL2T0">
        <draw:frame draw:style-name="gr12" draw:text-style-name="P12" draw:layer="layout" svg:width="27.464cm" svg:height="18.669cm" svg:x="0.187cm" svg:y="2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3" draw:layer="layout" svg:width="10.849cm" svg:height="1.712cm" svg:x="9cm" svg:y="0.688cm">
          <draw:text-box>
            <text:p text:style-name="P13"><text:span text:style-name="T10">누적 </text:span><text:span text:style-name="T10">/ </text:span><text:span text:style-name="T10">증가 그래프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기본값" presentation:presentation-page-layout-name="AL2T0">
        <draw:frame draw:style-name="gr12" draw:text-style-name="P12" draw:layer="layout" svg:width="27.464cm" svg:height="18.669cm" svg:x="0.187cm" svg:y="2.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13" draw:layer="layout" svg:width="6.827cm" svg:height="1.712cm" svg:x="10.4cm" svg:y="0.688cm">
          <draw:text-box>
            <text:p text:style-name="P13"><text:span text:style-name="T10">누적 그래프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기본값" presentation:presentation-page-layout-name="AL2T0">
        <draw:frame draw:style-name="gr12" draw:text-style-name="P12" draw:layer="layout" svg:width="27.464cm" svg:height="18.669cm" svg:x="0.187cm" svg:y="2.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3" draw:layer="layout" svg:width="6.827cm" svg:height="1.712cm" svg:x="10.6cm" svg:y="0.488cm">
          <draw:text-box>
            <text:p text:style-name="P13"><text:span text:style-name="T10">증가 그래프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기본값" presentation:presentation-page-layout-name="AL3T1">
        <draw:frame presentation:style-name="pr2" draw:text-style-name="P14" draw:layer="layout" svg:width="25.199cm" svg:height="3.506cm" svg:x="1.4cm" svg:y="0.837cm" presentation:class="title">
          <draw:text-box>
            <text:p text:style-name="P14"><text:span text:style-name="T11">통계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최소 증가치 : 0 명/달</text:p>
              </text:list-item>
              <text:list-item>
                <text:p>최대 증가치 : 242 명/달</text:p>
              </text:list-item>
              <text:list-item>
                <text:p>평균적 증가치 : 약 100명/달 이하</text:p>
              </text:list-item>
              <text:list-item>
                <text:p>총 누적 회원수 : 5764 명</text:p>
              </text:list-item>
              <text:list-item>
                <text:p>총 그래프 누적 회원수 : 2064명</text:p>
              </text:list-item>
              <text:list-item>
                <text:p>집계회원 / 전체 회원 :<text:span text:style-name="T12"> 2064 / 5764 = 0.36 = 36% </text:span></text:p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기본값" presentation:presentation-page-layout-name="AL4T19">
        <draw:frame presentation:style-name="pr5" draw:text-style-name="P16" draw:layer="layout" svg:width="25.199cm" svg:height="3.506cm" svg:x="1.2cm" svg:y="8.894cm" presentation:class="title" presentation:user-transformed="true">
          <draw:text-box>
            <text:p text:style-name="P16"><text:span text:style-name="T13">봐주셔서 감사합니다</text:span><text:span text:style-name="T13">.</text:span></text:p>
          </draw:text-box>
        </draw:frame>
        <draw:frame draw:style-name="gr13" draw:text-style-name="P17" draw:layer="layout" svg:width="11.638cm" svg:height="0.983cm" svg:x="15.762cm" svg:y="19.217cm">
          <draw:text-box>
            <text:p text:style-name="P17">제작 http://blog.naver.com/gmlwns5176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기본값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그냥 잡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만들면서 무서워 죽는줄알았습니다..</text:p>
              </text:list-item>
              <text:list-item>
                <text:p>너무 미친듯이 불어나다가</text:p>
              </text:list-item>
              <text:list-item>
                <text:p>활동이 죽어버려서..</text:p>
              </text:list-item>
              <text:list-item>
                <text:p>아 그리고 글이 너무많아서 전체 글은 좀 걸릴듯</text:p>
              </text:list-item>
              <text:list-item>
                <text:p>^-^</text:p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나눔고딕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fill-image-width="0cm" draw:fill-image-height="0cm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eheejun </meta:initial-creator>
    <meta:creation-date>2013-06-14T23:36:37</meta:creation-date>
    <dc:date>2013-06-15T00:36:23</dc:date>
    <dc:creator>leeheejun </dc:creator>
    <meta:editing-duration>PT29M25S</meta:editing-duration>
    <meta:editing-cycles>4</meta:editing-cycles>
    <meta:generator>LibreOffice/4.0.2.2$Linux_X86_64 LibreOffice_project/400m0$Build-2</meta:generator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ko" number:country="KR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width="0.03cm" svg:stroke-color="#808080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65cm" svg:height="18.67cm" xlink:href="." xlink:type="simple" chart:class="chart:area" chart:style-name="ch1">
        <chart:legend chart:legend-position="end" svg:x="25.122cm" svg:y="8.787cm" style:legend-expansion="high" chart:style-name="ch2"/>
        <chart:plot-area chart:style-name="ch3" chart:data-source-has-labels="both" svg:x="0.999cm" svg:y="1.627cm" svg:width="23.025cm" svg:height="16.25cm">
          <chartooo:coordinate-region svg:x="1.991cm" svg:y="1.826cm" svg:width="22.033cm" svg:height="13.259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area">
            <chart:data-point chart:repeated="32"/>
          </chart:series>
          <chart:series chart:style-name="ch8" chart:values-cell-range-address="local-table.$C$2:.$C$33" chart:label-cell-address="local-table.$C$1" chart:class="chart:area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회원가입수</text:p>
              </table:table-cell>
              <table:table-cell office:value-type="string">
                <text:p>누</text:p>
              </table:table-cell>
            </table:table-row>
          </table:table-header-rows>
          <table:table-rows>
            <table:table-row>
              <table:table-cell office:value-type="string">
                <text:p>10.11 카페생성</text:p>
                <text:list>
                  <text:list-item>
                    <text:p>10.11</text:p>
                  </text:list-item>
                  <text:list-item>
                    <text:p>카페생성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.12</text:p>
                <text:list>
                  <text:list-item>
                    <text:p>10.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.01</text:p>
                <text:list>
                  <text:list-item>
                    <text:p>11.0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.02</text:p>
                <text:list>
                  <text:list-item>
                    <text:p>11.0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.03</text:p>
                <text:list>
                  <text:list-item>
                    <text:p>11.0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.04</text:p>
                <text:list>
                  <text:list-item>
                    <text:p>11.0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.05</text:p>
                <text:list>
                  <text:list-item>
                    <text:p>11.0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.06</text:p>
                <text:list>
                  <text:list-item>
                    <text:p>11.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.07</text:p>
                <text:list>
                  <text:list-item>
                    <text:p>11.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.08</text:p>
                <text:list>
                  <text:list-item>
                    <text:p>11.0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.09</text:p>
                <text:list>
                  <text:list-item>
                    <text:p>11.0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.10</text:p>
                <text:list>
                  <text:list-item>
                    <text:p>11.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.11</text:p>
                <text:list>
                  <text:list-item>
                    <text:p>11.1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.12</text:p>
                <text:list>
                  <text:list-item>
                    <text:p>11.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.01</text:p>
                <text:list>
                  <text:list-item>
                    <text:p>12.0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.02</text:p>
                <text:list>
                  <text:list-item>
                    <text:p>12.0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.03</text:p>
                <text:list>
                  <text:list-item>
                    <text:p>12.0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.04</text:p>
                <text:list>
                  <text:list-item>
                    <text:p>12.0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.05</text:p>
                <text:list>
                  <text:list-item>
                    <text:p>12.0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.06</text:p>
                <text:list>
                  <text:list-item>
                    <text:p>12.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.07</text:p>
                <text:list>
                  <text:list-item>
                    <text:p>12.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51">
                <text:p>25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.08</text:p>
                <text:list>
                  <text:list-item>
                    <text:p>12.0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6">
                <text:p>23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.09</text:p>
                <text:list>
                  <text:list-item>
                    <text:p>12.0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2.10</text:p>
                <text:list>
                  <text:list-item>
                    <text:p>12.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2">
                <text:p>24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2.11</text:p>
                <text:list>
                  <text:list-item>
                    <text:p>12.1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.12</text:p>
                <text:list>
                  <text:list-item>
                    <text:p>12.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3.01</text:p>
                <text:list>
                  <text:list-item>
                    <text:p>13.0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3.02</text:p>
                <text:list>
                  <text:list-item>
                    <text:p>13.0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1">
                <text:p>151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3.03</text:p>
                <text:list>
                  <text:list-item>
                    <text:p>13.0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3.04</text:p>
                <text:list>
                  <text:list-item>
                    <text:p>13.0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3.05</text:p>
                <text:list>
                  <text:list-item>
                    <text:p>13.0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.06 현제 진행중</text:p>
                <text:list>
                  <text:list-item>
                    <text:p>13.06</text:p>
                  </text:list-item>
                  <text:list-item>
                    <text:p>현제 진행중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2064">
                <text:p>2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ko" number:country="KR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width="0.03cm" svg:stroke-color="#808080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65cm" svg:height="18.67cm" xlink:href="." xlink:type="simple" chart:class="chart:bar" chart:style-name="ch1">
        <chart:legend chart:legend-position="end" svg:x="25.122cm" svg:y="9.036cm" style:legend-expansion="high" chart:style-name="ch2"/>
        <chart:plot-area chart:style-name="ch3" chart:data-source-has-labels="both" svg:x="0.999cm" svg:y="1.254cm" svg:width="23.025cm" svg:height="16.62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779cm" svg:y="1.346cm" svg:width="22.239cm" svg:height="13.76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33" chart:label-cell-address="local-table.$B$1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회원가입수</text:p>
              </table:table-cell>
            </table:table-row>
          </table:table-header-rows>
          <table:table-rows>
            <table:table-row>
              <table:table-cell office:value-type="string">
                <text:p>10.11 카페생성</text:p>
                <text:list>
                  <text:list-item>
                    <text:p>10.11</text:p>
                  </text:list-item>
                  <text:list-item>
                    <text:p>카페생성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.12</text:p>
                <text:list>
                  <text:list-item>
                    <text:p>10.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.01</text:p>
                <text:list>
                  <text:list-item>
                    <text:p>11.0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.02</text:p>
                <text:list>
                  <text:list-item>
                    <text:p>11.0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.03</text:p>
                <text:list>
                  <text:list-item>
                    <text:p>11.0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.04</text:p>
                <text:list>
                  <text:list-item>
                    <text:p>11.0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.05</text:p>
                <text:list>
                  <text:list-item>
                    <text:p>11.0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.06</text:p>
                <text:list>
                  <text:list-item>
                    <text:p>11.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.07</text:p>
                <text:list>
                  <text:list-item>
                    <text:p>11.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.08</text:p>
                <text:list>
                  <text:list-item>
                    <text:p>11.0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.09</text:p>
                <text:list>
                  <text:list-item>
                    <text:p>11.0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.10</text:p>
                <text:list>
                  <text:list-item>
                    <text:p>11.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.11</text:p>
                <text:list>
                  <text:list-item>
                    <text:p>11.1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.12</text:p>
                <text:list>
                  <text:list-item>
                    <text:p>11.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.01</text:p>
                <text:list>
                  <text:list-item>
                    <text:p>12.0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.02</text:p>
                <text:list>
                  <text:list-item>
                    <text:p>12.0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.03</text:p>
                <text:list>
                  <text:list-item>
                    <text:p>12.0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.04</text:p>
                <text:list>
                  <text:list-item>
                    <text:p>12.0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.05</text:p>
                <text:list>
                  <text:list-item>
                    <text:p>12.0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.06</text:p>
                <text:list>
                  <text:list-item>
                    <text:p>12.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.07</text:p>
                <text:list>
                  <text:list-item>
                    <text:p>12.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.08</text:p>
                <text:list>
                  <text:list-item>
                    <text:p>12.0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.09</text:p>
                <text:list>
                  <text:list-item>
                    <text:p>12.0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2.10</text:p>
                <text:list>
                  <text:list-item>
                    <text:p>12.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.11</text:p>
                <text:list>
                  <text:list-item>
                    <text:p>12.1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.12</text:p>
                <text:list>
                  <text:list-item>
                    <text:p>12.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.01</text:p>
                <text:list>
                  <text:list-item>
                    <text:p>13.0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.02</text:p>
                <text:list>
                  <text:list-item>
                    <text:p>13.0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.03</text:p>
                <text:list>
                  <text:list-item>
                    <text:p>13.0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.04</text:p>
                <text:list>
                  <text:list-item>
                    <text:p>13.0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.05</text:p>
                <text:list>
                  <text:list-item>
                    <text:p>13.0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.06 현제 진행중</text:p>
                <text:list>
                  <text:list-item>
                    <text:p>13.06</text:p>
                  </text:list-item>
                  <text:list-item>
                    <text:p>현제 진행중</text:p>
                  </text:list-item>
                </text:list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ko" number:country="KR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Ultrafine_20_Dashed" svg:stroke-width="0.03cm" svg:stroke-color="#808080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465cm" svg:height="18.67cm" xlink:href="." xlink:type="simple" chart:class="chart:line" chart:style-name="ch1">
        <chart:legend chart:legend-position="end" svg:x="25.803cm" svg:y="9.036cm" style:legend-expansion="high" chart:style-name="ch2"/>
        <chart:plot-area chart:style-name="ch3" chart:data-source-has-labels="both" svg:x="0.999cm" svg:y="1.627cm" svg:width="23.706cm" svg:height="16.25cm">
          <chartooo:coordinate-region svg:x="1.991cm" svg:y="1.826cm" svg:width="22.714cm" svg:height="13.259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누</text:p>
              </table:table-cell>
            </table:table-row>
          </table:table-header-rows>
          <table:table-rows>
            <table:table-row>
              <table:table-cell office:value-type="string">
                <text:p>10.11 카페생성</text:p>
                <text:list>
                  <text:list-item>
                    <text:p>10.11</text:p>
                  </text:list-item>
                  <text:list-item>
                    <text:p>카페생성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.12</text:p>
                <text:list>
                  <text:list-item>
                    <text:p>10.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.01</text:p>
                <text:list>
                  <text:list-item>
                    <text:p>11.0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.02</text:p>
                <text:list>
                  <text:list-item>
                    <text:p>11.0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.03</text:p>
                <text:list>
                  <text:list-item>
                    <text:p>11.0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.04</text:p>
                <text:list>
                  <text:list-item>
                    <text:p>11.0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.05</text:p>
                <text:list>
                  <text:list-item>
                    <text:p>11.0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.06</text:p>
                <text:list>
                  <text:list-item>
                    <text:p>11.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.07</text:p>
                <text:list>
                  <text:list-item>
                    <text:p>11.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.08</text:p>
                <text:list>
                  <text:list-item>
                    <text:p>11.0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.09</text:p>
                <text:list>
                  <text:list-item>
                    <text:p>11.0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.10</text:p>
                <text:list>
                  <text:list-item>
                    <text:p>11.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.11</text:p>
                <text:list>
                  <text:list-item>
                    <text:p>11.1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.12</text:p>
                <text:list>
                  <text:list-item>
                    <text:p>11.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.01</text:p>
                <text:list>
                  <text:list-item>
                    <text:p>12.0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.02</text:p>
                <text:list>
                  <text:list-item>
                    <text:p>12.0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.03</text:p>
                <text:list>
                  <text:list-item>
                    <text:p>12.0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.04</text:p>
                <text:list>
                  <text:list-item>
                    <text:p>12.0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.05</text:p>
                <text:list>
                  <text:list-item>
                    <text:p>12.0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.06</text:p>
                <text:list>
                  <text:list-item>
                    <text:p>12.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.07</text:p>
                <text:list>
                  <text:list-item>
                    <text:p>12.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.08</text:p>
                <text:list>
                  <text:list-item>
                    <text:p>12.08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.09</text:p>
                <text:list>
                  <text:list-item>
                    <text:p>12.0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2.10</text:p>
                <text:list>
                  <text:list-item>
                    <text:p>12.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2.11</text:p>
                <text:list>
                  <text:list-item>
                    <text:p>12.1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.12</text:p>
                <text:list>
                  <text:list-item>
                    <text:p>12.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3.01</text:p>
                <text:list>
                  <text:list-item>
                    <text:p>13.0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3.02</text:p>
                <text:list>
                  <text:list-item>
                    <text:p>13.0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3.03</text:p>
                <text:list>
                  <text:list-item>
                    <text:p>13.0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3.04</text:p>
                <text:list>
                  <text:list-item>
                    <text:p>13.0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3.05</text:p>
                <text:list>
                  <text:list-item>
                    <text:p>13.0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.06 현제 진행중</text:p>
                <text:list>
                  <text:list-item>
                    <text:p>13.06</text:p>
                  </text:list-item>
                  <text:list-item>
                    <text:p>현제 진행중</text:p>
                  </text:list-item>
                </text:list>
              </table:table-cell>
              <table:table-cell office:value-type="float" office:value="2064">
                <text:p>20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